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Dialogs/dialog-lc.xml" manifest:media-type="text/xml"/>
  <manifest:file-entry manifest:full-path="Dialogs/Standard/dialog-lb.xml" manifest:media-type="text/xml"/>
  <manifest:file-entry manifest:full-path="Dialogs/Standard/OpenDialog.xml" manifest:media-type="text/xml"/>
  <manifest:file-entry manifest:full-path="Dialogs/Standard/Passwd.xml" manifest:media-type="text/xml"/>
  <manifest:file-entry manifest:full-path="Basic/script-lc.xml" manifest:media-type="text/xml"/>
  <manifest:file-entry manifest:full-path="Basic/Standard/script-lb.xml" manifest:media-type="text/xml"/>
  <manifest:file-entry manifest:full-path="Basic/Standard/Module1.xml" manifest:media-type="text/xml"/>
  <manifest:file-entry manifest:full-path="Configurations2/" manifest:media-type="application/vnd.sun.xml.ui.configuration"/>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Standard.Module1.Main?language=Basic&amp;location=document" xlink:type="simple"/>
    </office:event-listeners>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svg:font-family="'Noto Sans'"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data-style-name="N37"/>
    <style:style style:name="ce2" style:family="table-cell" style:parent-style-name="Default" style:data-style-name="N0"/>
    <style:style style:name="P1" style:family="paragraph">
      <style:paragraph-properties fo:text-align="center"/>
    </style:style>
  </office:automatic-styles>
  <office:body>
    <office:spreadsheet>
      <table:calculation-settings table:automatic-find-labels="false" table:use-regular-expressions="false" table:use-wildcards="true"/>
      <table:table table:name="Main"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1" form:id="control1" form:label="Menu Aktivas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1.ShowingDialog?language=Basic&amp;location=document" xlink:type="simple"/>
              </office:event-listeners>
            </form:button>
          </form:form>
        </office:forms>
        <table:shapes>
          <draw:control draw:z-index="0" draw:text-style-name="P1" svg:width="53.69mm" svg:height="12.22mm" svg:x="4.13mm" svg:y="3.45mm" draw:control="control1"/>
        </table:shapes>
        <table:table-column table:style-name="co1" table:default-cell-style-name="ce2"/>
        <table:table-column table:style-name="co1" table:number-columns-repeated="457" table:default-cell-style-name="Default"/>
        <table:table-column table:style-name="co1" table:default-cell-style-name="ce1"/>
        <table:table-row table:style-name="ro1">
          <table:table-cell table:style-name="ce1"/>
          <table:table-cell table:number-columns-repeated="458"/>
        </table:table-row>
        <table:table-row table:style-name="ro1" table:number-rows-repeated="97">
          <table:table-cell table:number-columns-repeated="459"/>
        </table:table-row>
        <table:table-row table:style-name="ro1">
          <table:table-cell table:number-columns-repeated="458"/>
          <table:table-cell table:style-name="ce2"/>
        </table:table-row>
        <table:table-row table:style-name="ro1">
          <table:table-cell table:number-columns-repeated="458"/>
          <table:table-cell table:style-name="Default"/>
        </table:table-row>
        <table:table-row table:style-name="ro1">
          <table:table-cell table:number-columns-repeated="458"/>
          <table:table-cell table:style-name="Default" office:value-type="float" office:value="43288" calcext:value-type="float">
            <text:p>43288</text:p>
          </table:table-cell>
        </table:table-row>
        <table:table-row table:style-name="ro1">
          <table:table-cell table:number-columns-repeated="458"/>
          <table:table-cell table:style-name="Default" office:value-type="float" office:value="1" calcext:value-type="float">
            <text:p>1</text:p>
          </table:table-cell>
        </table:table-row>
        <table:table-row table:style-name="ro1">
          <table:table-cell table:number-columns-repeated="458"/>
          <table:table-cell table:style-name="Default"/>
        </table:table-row>
        <table:table-row table:style-name="ro1">
          <table:table-cell table:number-columns-repeated="458"/>
          <table:table-cell table:style-name="Default" office:value-type="string" calcext:value-type="string">
            <text:p>project1</text:p>
          </table:table-cell>
        </table:table-row>
        <table:table-row table:style-name="ro1">
          <table:table-cell table:number-columns-repeated="458"/>
          <table:table-cell table:style-name="Default"/>
        </table:table-row>
        <table:table-row table:style-name="ro1">
          <table:table-cell table:number-columns-repeated="458"/>
          <table:table-cell table:style-name="Default" office:value-type="float" office:value="43288" calcext:value-type="float">
            <text:p>43288</text:p>
          </table:table-cell>
        </table:table-row>
        <table:table-row table:style-name="ro1" table:number-rows-repeated="4">
          <table:table-cell table:number-columns-repeated="458"/>
          <table:table-cell table:style-name="Default"/>
        </table:table-row>
        <table:table-row table:style-name="ro1" table:number-rows-repeated="1048465">
          <table:table-cell table:number-columns-repeated="459"/>
        </table:table-row>
        <table:table-row table:style-name="ro1">
          <table:table-cell table:number-columns-repeated="459"/>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svg:font-family="'Noto Sans'"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family-complex="'Bitstream Vera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Noto Sans Devanagari" style:font-family-complex="'Noto Sans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7-07">00/00/0000</text:date>, <text:time style:data-style-name="N2" text:time-value="15:53:56.57068898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ie Rahmat</meta:initial-creator>
    <meta:creation-date>2018-07-03T10:43:18.842406869</meta:creation-date>
    <dc:date>2018-07-07T16:41:21.003153876</dc:date>
    <meta:editing-duration>P1DT5H24M30S</meta:editing-duration>
    <meta:editing-cycles>1100</meta:editing-cycles>
    <meta:generator>LibreOffice/6.0.5.2$Linux_X86_64 LibreOffice_project/00m0$Build-2</meta:generator>
    <dc:creator>Richie Rahmat</dc:creator>
    <meta:document-statistic meta:table-count="1" meta:cell-count="4" meta:object-count="1"/>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  BASIC  *****
Dim Dlg as Object
Dim Dlg1 as Object
Dim Doc as Object

Sub Main
conditionalfilename
ShowingDialog

End Sub

Sub ShowingDialog

DialogLibraries.LoadLibrary("Standard")
Dlg = CreateUnoDialog(DialogLibraries.Standard.OpenDialog)

GlobalScope.BasicLibraries.loadLibrary("Tools")
path=DirectoryNameoutofPath(ThisComponent.getURL(),"/")
path1 = path + "/binakarir.png"


oImageControlModel = Dlg.Model.ImageControl1
oImageControlModel.ImageURL = path1 REM -- default location  "file:///home/pmc/Projects/macrolibre/LibreCalc/binakarir.png"
oImageControlModel.ScaleImage = True
Dlg.Model.Step=1
Dlg.Execute()
Dlg.dispose()

End Sub


Sub Goingstep1()

Dlg.Model.Step=Dlg.Model.Step-1

End Sub

Sub Goingstep2()

Dlg.Model.Step=Dlg.Model.Step+1
FileName(f,d)
getoldpassword()
ShowingStatusLabelActivation()
End Sub

Sub Finish()

dlg.enddialog(1)

End Sub

function Datelimit

controlday = dlg.getcontrol("NumericField2")
dateend = controlday.getvalue()
Inserformulatoday(dateend)

End Function

function findname(mynamefile)
sURL = thiscomponent.getURL()
url = getURLFromString(sURL, "file:")
mynamefile = url.name



end function


Function getURLFromString(s$, optional protocol)
REM returns a com.sun.star.util.URL or Basic Null for invalid urls
Dim url as new com.sun.star.util.URL
Dim srv, bSuccess as Boolean
   if isMissing(protocol) then protocol = ""
   srv = createUnoService("com.sun.star.util.URLTransformer")
   url.Complete = s
   if len(protocol)&gt;0 then
        bSuccess = srv.parseSmart(url, protocol)
    else
        bSuccess = srv.parseStrict(url)
    endif
   if bSuccess then
      getURLFromString = url
   else
      getURLFromString = Null
   endif
End Function

function getoldpassword()

dlg.getcontrol("TextField4")
doc = thiscomponent
sheet = doc.sheets().getbyname("Main")
getoldpassword = sheet.getcellrangebyname("QQ100")



oldpassword = dlg.getcontrol("TextField4").SetText(getoldpassword.string)

end function

sub conditionalfilename

doc = thiscomponent
sheet = doc.sheets().getbyname("Main")

findname(mynamefile) 'outputnya adalah nama file beserta extensinya .ods , mynamefile
chrtotal = len(mynamefile) ' jumlah karakter file  beserta extensinya
chrright = len(right(mynamefile,4)) ' jumlah karakter .ods = 4
chrfile = chrtotal-chrright ' jumlah karakter file saja
mynamefilen = left(mynamefile,chrfile) ' nama file nya saja / tanpa extensi
GlobalScope.BasicLibraries.loadLibrary("Tools") 'nyambung dengan path =
path=DirectoryNameoutofPath(ThisComponent.getURL(),"/") 'direktori tempat aplikasi berjalan
cell = right(path,17) 'Nama Direktori FolderUtama Binakarir

'msgbox cell 'nama FolderUtama Aplikasi BinaKarir
'msgbox path ' directori/AplikasiBinakarir
'msgbox mynamefilen 'nama file

conditionnamefile = doc.sheets().getbyname("Main").getcellrangebyname("QQ104").string 'ambil data di qq104 yg merupakan nama file
'msgbox conditionnamefile
conditionactive = doc.sheets().getbyname("Main").getcellrangebyname("QQ102") 'ambil data di qq102 , antara 1 dan Null


if conditionactive.value = 1 then
	''kondisi aplikasi sudah diaktifkan
'		if filediluardirektori then 
'			thiscomponent.close(True) 'jika aplikasi diluar direktori AplikasiBinaKarir maka akan tertutup
'			msgbox ("keluar program")
		'end if
		if mynamefilen &lt;&gt; conditionnamefile then 'mengecek nama file
'  			 thiscomponent.close(True)  ' jika tidak sama maka aplikasi akan tertutup
			msgbox ( "Nama File Tidak Sama")
			msgbox ("keluar program")
		end if


		firstopen = thiscomponent.sheets().getbyname("Main").getcellrangebyname("QQ103").value 'kondisi antara file pertama kali dibuka setelah aplikasi diaktifkan
'		kondisi kalau belum pernah dibuka maka tanggal kadaluarsa akan bekerja sedangkan jika sudah pernah dibuka non aktif
		if firstopen = 0 then
		msgbox ("tanggal ada syaratnya")
		dim dn as date
		dim de as date
		de = thiscomponent.sheets().getbyname("Main").getcellrangebyname("QQ101").value
		dn = thiscomponent.sheets().getbyname("Main").getcellrangebyname("QQ106").value
		msgbox de
		msgbox dn
		msgbox date
			if date &gt;= de  or date &lt; dn then
				msgbox ("sudah kadaluarsa")
				msgbox ("aplikasi ditutup")
				rem thiscomponent.close(True)
			else 
				msgbox ("tanggal masih berlaku")
			end if
		elseif firstopen = 1 then
		msgbox ("tanggal sudah tidak bekerja, aplikasi sudah terpasang di perangkat")
		end if
		
' 		kondisi untuk mengecek keberadaan file log, jika file logada maka aplikasi bisa dibuka dan jika tidak maka program akan ditutup
		checkfile(cek)
		if cek = "pmclog.txt" then
			msgbox "file ada"
		
		else
			msgbox "file tidak ada"
		end if

else 

msgbox "Belum aktif"		
end if

end sub



function FileName(filesnamecurrent,direktoriname)

findname(mynamefile)

controldirektori = dlg.getcontrol("TextField3")
controlnamefile = dlg.getcontrol("TextField2")


chrtotal = len(mynamefile)
chrright = len(right(mynamefile,4))
chrfile = chrtotal-chrright

mynamefilen = left(mynamefile,chrfile)
path=DirectoryNameoutofPath(ThisComponent.getURL(),"/")
sheet = doc.sheets().getbyname("Main")
cell = right(path,17)
direktoriname = controldirektori.setText(cell)
filesnamecurrent = controlnamefile.setText(mynamefilen)
REm doc.sheets().getbyname("Main").getcellrangebyname("QQ103").string = cell
Rem doc.sheets().getbyname("Main").getcellrangebyname("QQ104").string  = mynamefilen

End function

function FileNamesetonqq104()

findname(mynamefile)

chrtotal = len(mynamefile)
chrright = len(right(mynamefile,4))
chrfile = chrtotal-chrright

mynamefilen = left(mynamefile,chrfile)
path=DirectoryNameoutofPath(ThisComponent.getURL(),"/")
sheet = thiscomponent.sheets().getbyname("Main")
cell = right(path,17)
'doc.sheets().getbyname("Main").getcellrangebyname("QQ103").string = cell
sheet.getcellrangebyname("QQ104").string  = mynamefilen

End function


Sub useradmin()

ShowingDlgPass()

End Sub


function ShowingDlgPass()

DialogLibraries.LoadLibrary("Standard")
Dlg1 = CreateUnoDialog(DialogLibraries.Standard.Passwd)

GlobalScope.BasicLibraries.loadLibrary("Tools")

Dlg1.Execute()
Dlg1.Dispose()

End Function


Sub Optionalstatement()

Value = dlg1.getcontrol("TextField1")
InputVal = Value.getText()
SetdatainQQ100(passvalue)

	if InputVal = passvalue then
		Rem msgbox ("Berhasil Masuk",0)
		dlg1.endDialog(1)
		Goingstep2

	else 
		msgbox ("salah password",0)
		dlg1.endDialog(1)
	
	end if

End Sub

Function SetdatainQQ100(passvalue)
	Doc = ThisComponent
	REM doc.sheets().getbyname("Main").getcellrangebyname("QQ100").String = "admin"
	passvalue = doc.sheets().getbyname("Main").getcellrangebyname("QQ100").string
	Rem print (doc.sheets().getbyname("Main").getcellrangebyname("QQ100").string)
End Function

Sub UbahPasswd()
getTextField2 = dlg.getcontrol("TextField4")
getTextField = dlg.getcontrol("TextField1")
mystring = getTextField.gettext()
getTextField2.setText(mystring)
thiscomponent.sheets().getbyname("Main").getcellrangebyname("QQ100").string = mystring
getTextField.settext("")

End Sub

function Inserformulatoday(dateend)

Doc = ThisComponent
doc.sheets(0).getcellrangebyname("qq101").value = date + dateend
dateend = doc.sheets(0).getcellrangebyname("qq101").value
REm print (datenow)
doc.sheets(0).getcellrangebyname("qq106").value = date
datenow = doc.sheets(0).getcellrangebyname("qq101").value

End function



sub checkdirectoryparent

doc = thiscomponent

path=DirectoryNameoutofPath(ThisComponent.getURL(),"/")
sheet = doc.sheets().getbyname("Main")
cell = right(path,17)
rem print cell
if Cell = "AplikasiBinaKarir" then
		lenpath = len(path)-len(cell)
		pathname = left(path,lenpath)
		rem print pathname
else 
	doc.close(True)

end if
end sub


Sub ActivateSwitch()
Datelimit()
setkodeqq102(kode)
FileNamesetonqq104()
ShowingStatusLabelActivation()
End Sub



Sub DefaultSetting()
Doc = ThisComponent
Sheet = Doc.sheets().getbyname("Main")
Sheet.getcellrangebyname("QQ101:QQ110").clearcontents(1 or 2 or 4 or 8 or 16 or 32 or 64 or 128 or 256 or 512)
ShowingStatusLabelActivation()

End Sub


Function setkodeqq102(getkodetoqq102)
Doc = ThisComponent
Sheet = Doc.sheets().getbyname("Main")
Sheet.getcellrangebyname("QQ102").Value = 1
setkodetoqq102 = Sheet.getcellrangebyname("QQ102").value 
getkodetoqq102 = Sheet.getcellrangebyname("QQ102")
end Function

Sub ShowingStatusLabelActivation()
Dlg.getcontrol("Label9")
getkodetoqq102 = thiscomponent.sheets().getbyname("Main").getcellrangebyname("QQ102")
if getkodetoqq102.value = 1 then
   Dlg.getcontrol("Label9").setText("AKTIF")
else
   Dlg.getcontrol("Label9").setText("TIDAK AKTIF")

end if
End Sub


Sub writefile

Dim FileNo As Integer
Dim CurrentLine As String
Dim Filename As String

doc = Thiscomponent
path=DirectoryNameoutofPath(ThisComponent.getURL(),"/")
chrpathright = len(path)-17
pathdirectory = left(path,chrpathright)

FileNo = FreeFile               ' Establish free file handle
Filename = pathdirectory+"/pmclog.txt"        ' Open file (writing mode)
Open Filename For Output As #FileNo 

Print #FileNo, "This is a line of text PMC COMPUTER SYSTEM for logging"      ' Save line 
Print #FileNo, "48752354845"   ' Save line 
Close #FileNo                  ' Close file

end Sub


Sub Readfile()


doc = Thiscomponent
path1=DirectoryNameoutofPath(ThisComponent.getURL(),"/")
chrpathright = len(path1)-17
pathdirectory = left(path1,chrpathright)

Dim FileNo As Integer
Dim CurrentLine As String
Dim File As String
Dim Msg as String
 
' Define filename 
File = pathdirectory+"/pmclog.txt"        ' Open file (writing mode)


FileNo = Freefile
 
 ' Open file (reading mode)
Open File For Input As #FileNo
 
' Check whether file end has been reached
Do While not eof(#FileNo)
  ' Read line 
  Line Input #FileNo, CurrentLine   
  If CurrentLine &lt;&gt;"" then
    Msg = Msg &amp; CurrentLine &amp; Chr(13)
  end if
Loop
  
' Close file 
 
Close #FileNo               
msgbox right(Msg,10)

end sub
Sub Readfile2()


Dim FileNo As Integer
Dim CurrentLine As String
Dim Fileku As String
Dim Msg as String

doc = Thiscomponent
path1=DirectoryNameoutofPath(ThisComponent.getURL(),"/")
chrpathright = len(path1)-17
pathdirectory = left(path1,chrpathright)

 
' Define filename 
Fileku = pathdirectory+"/pmclog.txt"        ' Open file (writing mode)


FileNo = Freefile
 
 ' Open file (reading mode)
Open Fileku For Input As #FileNo
 
' Check whether file end has been reached
i = 1
msgbox i
do while i &lt;= 2
Line Input #FileNo,tes
msg = msg &amp; tes
msgbox msg
i=i+1
loop
eof(#FileNo)  
' Close file 
 
Close #FileNo               
msgbox msg
end sub

sub directory
msgbox curdir

end sub


function CheckForFile( aPath as string, aCode as String, aFileName as string ) as boolean
REM
REM  aPath is the directory to check in
REM  aCode is the coded part of the file name that we want to check for
REM  aFileName will hold the name of the found file, if one is found
REM
REM  CheckForFile returns true if a file with the code is found
REM  otherwise it will return false

  CehckForFile = FALSE
  aFileName = ""
  
  DIM CurrentFileName as string

  CurrentFileName = DIR( aPath, 0 ) 
  while CurrentFileName &lt;&gt; ""
     if InStr(1, CurrentFileName, aCode) &lt;&gt; 0 then
        CheckForFile = TRUE
        aFileName = CurrentFileName
        exit function
     end if
    CurrentFileName = DIR
  wend
     
end function

function checkfile(existent)

dim aFile as string
doc = Thiscomponent
path1=DirectoryNameoutofPath(ThisComponent.getURL(),"/")
chrpathright = len(path1)-17
pathdirectory = left(path1,chrpathright)

 
' Define filename 
path = pathdirectory+"pmclog.txt" 
  if CheckForFile( pathdirectory, "pmclog.txt", aFile ) then
     Rem msgBox( aFile )

	 existent = "pmclog.txt"
  end if  
  
rem msgbox (aFile)
End function


sub checkfileexist
dim R as string
checkfile(cek)
msgbox cek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OpenDialog.xml><?xml version="1.0" encoding="utf-8"?>
<!DOCTYPE window  PUBLIC '-//OpenOffice.org//DTD OfficeDocument 1.0//EN'  'dialog.dtd'>
<dlg:window xmlns:dlg="http://openoffice.org/2000/dialog" xmlns:script="http://openoffice.org/2000/script" dlg:id="OpenDialog" dlg:left="136" dlg:top="50" dlg:width="172" dlg:height="179" dlg:page="2" dlg:closeable="true" dlg:moveable="true" dlg:title="Bina Karir">
  <dlg:styles>
    <dlg:style dlg:style-id="0" dlg:border="none"/>
    <dlg:style dlg:style-id="1" dlg:font-height="20"/>
    <dlg:style dlg:style-id="2" dlg:border="simple" dlg:font-height="15"/>
  </dlg:styles>
  <dlg:bulletinboard>
    <dlg:img dlg:style-id="0" dlg:id="ImageControl1" dlg:tab-index="0" dlg:left="34" dlg:top="4" dlg:width="101" dlg:height="50" dlg:page="1"/>
    <dlg:text dlg:id="Label1" dlg:tab-index="1" dlg:left="20" dlg:top="60" dlg:width="124" dlg:height="13" dlg:page="1" dlg:value="Activator" dlg:align="center" dlg:valign="center"/>
    <dlg:button dlg:id="CommandButton1" dlg:tab-index="2" dlg:left="54" dlg:top="152" dlg:width="59" dlg:height="22" dlg:page="1" dlg:value="Lanjut"/>
    <dlg:button dlg:id="CommandButton2" dlg:tab-index="3" dlg:left="140" dlg:top="160" dlg:width="32" dlg:height="9" dlg:page="1" dlg:value="Admin">
      <script:event script:event-name="on-performaction" script:macro-name="vnd.sun.star.script:Standard.Module1.useradmin?language=Basic&amp;location=document" script:language="Script"/>
    </dlg:button>
    <dlg:text dlg:id="Label2" dlg:tab-index="4" dlg:left="0" dlg:top="4" dlg:width="58" dlg:height="15" dlg:page="2" dlg:value="Nama File" dlg:valign="center"/>
    <dlg:text dlg:id="Label3" dlg:tab-index="5" dlg:left="0" dlg:top="43" dlg:width="69" dlg:height="15" dlg:page="2" dlg:value="Batas Penambahan Hari" dlg:valign="center"/>
    <dlg:text dlg:id="Label4" dlg:tab-index="6" dlg:left="0" dlg:top="110" dlg:width="40" dlg:height="15" dlg:page="2" dlg:value="Ubah Sandi" dlg:valign="center"/>
    <dlg:button dlg:id="CommandButton3" dlg:tab-index="8" dlg:left="95" dlg:top="160" dlg:width="34" dlg:height="14" dlg:page="2" dlg:value="Kembali">
      <script:event script:event-name="on-performaction" script:macro-name="vnd.sun.star.script:Standard.Module1.Goingstep1?language=Basic&amp;location=document" script:language="Script"/>
    </dlg:button>
    <dlg:button dlg:id="CommandButton4" dlg:tab-index="9" dlg:left="132" dlg:top="160" dlg:width="34" dlg:height="14" dlg:page="2" dlg:value="Okay">
      <script:event script:event-name="on-performaction" script:macro-name="vnd.sun.star.script:Standard.Module1.Finish?language=Basic&amp;location=document" script:language="Script"/>
    </dlg:button>
    <dlg:textfield dlg:id="TextField1" dlg:tab-index="7" dlg:left="44" dlg:top="112" dlg:width="64" dlg:height="13" dlg:page="2"/>
    <dlg:button dlg:id="CommandButton5" dlg:tab-index="10" dlg:left="130" dlg:top="112" dlg:width="39" dlg:height="12" dlg:page="2" dlg:value="Ubah">
      <script:event script:event-name="on-performaction" script:macro-name="vnd.sun.star.script:Standard.Module1.UbahPasswd?language=Basic&amp;location=document" script:language="Script"/>
    </dlg:button>
    <dlg:numericfield dlg:id="NumericField2" dlg:tab-index="11" dlg:left="71" dlg:top="43" dlg:width="22" dlg:height="16" dlg:page="2" dlg:decimal-accuracy="0"/>
    <dlg:text dlg:id="Label5" dlg:tab-index="12" dlg:left="96" dlg:top="43" dlg:width="20" dlg:height="15" dlg:page="2" dlg:value="Hari" dlg:valign="center"/>
    <dlg:text dlg:id="Label6" dlg:tab-index="13" dlg:left="1" dlg:top="24" dlg:width="58" dlg:height="15" dlg:page="2" dlg:value="Nama Direktori" dlg:valign="center"/>
    <dlg:button dlg:id="CommandButton6" dlg:tab-index="14" dlg:left="4" dlg:top="145" dlg:width="44" dlg:height="28" dlg:page="2" dlg:value="Non Aktifkan Keamanan" dlg:multiline="true">
      <script:event script:event-name="on-performaction" script:macro-name="vnd.sun.star.script:Standard.Module1.DefaultSetting?language=Basic&amp;location=document" script:language="Script"/>
    </dlg:button>
    <dlg:button dlg:id="CommandButton7" dlg:tab-index="15" dlg:left="116" dlg:top="43" dlg:width="44" dlg:height="28" dlg:page="2" dlg:value="Aktifkan Keamanan" dlg:multiline="true">
      <script:event script:event-name="on-performaction" script:macro-name="vnd.sun.star.script:Standard.Module1.ActivateSwitch?language=Basic&amp;location=document" script:language="Script"/>
    </dlg:button>
    <dlg:textfield dlg:id="TextField2" dlg:tab-index="16" dlg:left="70" dlg:top="6" dlg:width="86" dlg:height="12" dlg:page="2"/>
    <dlg:textfield dlg:id="TextField3" dlg:tab-index="17" dlg:disabled="true" dlg:left="70" dlg:top="23" dlg:width="86" dlg:height="12" dlg:page="2"/>
    <dlg:text dlg:id="Label7" dlg:tab-index="18" dlg:left="0" dlg:top="93" dlg:width="40" dlg:height="15" dlg:page="2" dlg:value="Sandi  Lama" dlg:valign="center"/>
    <dlg:textfield dlg:id="TextField4" dlg:tab-index="19" dlg:disabled="true" dlg:left="44" dlg:top="95" dlg:width="64" dlg:height="13" dlg:page="2"/>
    <dlg:text dlg:style-id="1" dlg:id="Label8" dlg:tab-index="20" dlg:left="19" dlg:top="82" dlg:width="126" dlg:height="47" dlg:page="1" dlg:value="APLIKASI&#10;BINA KARIR" dlg:align="center" dlg:valign="center"/>
    <dlg:text dlg:style-id="2" dlg:id="Label9" dlg:tab-index="21" dlg:left="8" dlg:top="74" dlg:width="158" dlg:height="13" dlg:page="2" dlg:value="Label9" dlg:align="center" dlg:valign="center"/>
  </dlg:bulletinboard>
</dlg:window>
</file>

<file path=Dialogs/Standard/Passwd.xml><?xml version="1.0" encoding="utf-8"?>
<!DOCTYPE window  PUBLIC '-//OpenOffice.org//DTD OfficeDocument 1.0//EN'  'dialog.dtd'>
<dlg:window xmlns:dlg="http://openoffice.org/2000/dialog" xmlns:script="http://openoffice.org/2000/script" dlg:id="Passwd" dlg:left="170" dlg:top="65" dlg:width="120" dlg:height="68" dlg:closeable="true" dlg:moveable="true">
  <dlg:styles>
    <dlg:style dlg:style-id="0" dlg:background-color="0xffffff"/>
  </dlg:styles>
  <dlg:bulletinboard>
    <dlg:textfield dlg:style-id="0" dlg:id="TextField1" dlg:tab-index="0" dlg:left="2" dlg:top="26" dlg:width="114" dlg:height="13" dlg:echochar="*"/>
    <dlg:text dlg:id="Label1" dlg:tab-index="1" dlg:left="2" dlg:top="4" dlg:width="116" dlg:height="10" dlg:value="Silahkan Masukkan Kata Sandi" dlg:align="center"/>
    <dlg:button dlg:id="CommandButton1" dlg:tab-index="2" dlg:left="76" dlg:top="50" dlg:width="40" dlg:height="15" dlg:value="Okay">
      <script:event script:event-name="on-performaction" script:macro-name="vnd.sun.star.script:Standard.Module1.Optionalstatement?language=Basic&amp;location=document" script:language="Script"/>
    </dlg:button>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OpenDialog"/>
  <library:element library:name="Passwd"/>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